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16cm" fo:min-width="1.1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95cm" fo:min-width="1.81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2.74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cm" fo:min-width="2.69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6cm" fo:min-width="0.54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75cm" fo:min-width="0.56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49cm" fo:min-width="0.47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28cm" fo:min-width="0.46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1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844cm"/>
    </style:style>
    <style:style style:name="gr18" style:family="graphic" style:parent-style-name="standard">
      <style:graphic-properties svg:stroke-color="#111111" draw:marker-start="Arrow" draw:marker-start-width="0.3cm" draw:textarea-vertical-align="middle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3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7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5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7pt" style:font-size-asian="18pt" style:font-size-complex="18pt"/>
    </style:style>
    <style:style style:name="T5" style:family="text">
      <style:text-properties fo:font-size="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2" draw:id="id12" draw:layer="layout" svg:width="1.66cm" svg:height="0.866cm" svg:x="2.307cm" svg:y="2.633cm">
          <text:p text:style-name="P1"><text:span text:style-name="T1">GPS</text:span></text:p>
          <text:p text:style-name="P1"><text:span text:style-name="T1">Anten</text:span><text:span text:style-name="T1">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315cm" svg:height="0.945cm" draw:transform="rotate (0.00174532925199433) translate (1.991cm 8.627cm)">
          <text:p text:style-name="P1"><text:span text:style-name="T2">GPS</text:span><text:span text:style-name="T2">D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41cm" svg:height="1.8cm" svg:x="9cm" svg:y="3.9cm">
          <text:p text:style-name="P1"><text:span text:style-name="T2">Ard</text:span><text:span text:style-name="T2">uin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194cm" svg:height="1.7cm" svg:x="8.97cm" svg:y="7.068cm">
          <text:p text:style-name="P1"><text:span text:style-name="T2">AD</text:span><text:span text:style-name="T2">F43</text:span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1.042cm" svg:height="0.386cm" svg:x="14.236cm" svg:y="7.727cm">
          <text:p text:style-name="P1"><text:span text:style-name="T1">-7 </text:span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1.066cm" svg:height="0.325cm" svg:x="14.238cm" svg:y="10.151cm">
          <text:p text:style-name="P1"><text:span text:style-name="T1">-12 </text:span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0.973cm" svg:height="0.299cm" draw:transform="rotate (0.785398163397448) translate (5.903cm 8.736cm)">
          <text:p text:style-name="P1"><text:span text:style-name="T1">50 </text:span><text:span text:style-name="T1">Oh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0.969cm" svg:height="0.278cm" draw:transform="rotate (-0.802851455917392) translate (6.118cm 9.288cm)">
          <text:p text:style-name="P1"><text:span text:style-name="T1">50 Ohm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4.307cm" svg:y1="9.095cm" svg:x2="5.741cm" svg:y2="9.088cm" draw:start-shape="id1" draw:start-glue-point="1" draw:end-shape="id2" draw:end-glue-point="3" svg:d="M4307 9095l1434-7" svg:viewBox="0 0 1435 8">
          <text:p/>
        </draw:connector>
        <draw:connector draw:style-name="gr9" draw:text-style-name="P4" xml:id="id2" draw:id="id2" draw:layer="layout" draw:type="line" svg:x1="6.008cm" svg:y1="8.841cm" svg:x2="5.741cm" svg:y2="9.088cm" draw:start-shape="id3" draw:start-glue-point="3" svg:d="M6008 8841l-267 247" svg:viewBox="0 0 268 248">
          <text:p/>
        </draw:connector>
        <draw:connector draw:style-name="gr9" draw:text-style-name="P4" draw:layer="layout" draw:type="line" svg:x1="6.018cm" svg:y1="9.385cm" svg:x2="5.741cm" svg:y2="9.088cm" draw:start-shape="id4" draw:start-glue-point="3" draw:end-shape="id2" draw:end-glue-point="3" svg:d="M6018 9385l-277-297" svg:viewBox="0 0 278 298">
          <text:p/>
        </draw:connector>
        <draw:connector draw:style-name="gr9" draw:text-style-name="P4" xml:id="id5" draw:id="id5" draw:layer="layout" draw:type="line" svg:x1="6.696cm" svg:y1="8.153cm" svg:x2="7.015cm" svg:y2="7.907cm" draw:start-shape="id3" draw:start-glue-point="1" svg:d="M6696 8153l319-246" svg:viewBox="0 0 320 247">
          <text:p/>
        </draw:connector>
        <draw:connector draw:style-name="gr9" draw:text-style-name="P4" xml:id="id8" draw:id="id8" draw:layer="layout" draw:type="line" svg:x1="6.691cm" svg:y1="10.082cm" svg:x2="6.947cm" svg:y2="10.333cm" draw:start-shape="id4" draw:start-glue-point="1" svg:d="M6691 10082l256 251" svg:viewBox="0 0 257 252">
          <text:p/>
        </draw:connector>
        <draw:connector draw:style-name="gr9" draw:text-style-name="P4" draw:layer="layout" draw:type="line" svg:x1="7.015cm" svg:y1="7.907cm" svg:x2="8.97cm" svg:y2="7.918cm" draw:start-shape="id5" draw:start-glue-point="3" draw:end-shape="id6" svg:d="M7015 7907l1955 11" svg:viewBox="0 0 1956 12">
          <text:p/>
        </draw:connector>
        <draw:connector draw:style-name="gr9" draw:text-style-name="P4" draw:layer="layout" draw:type="line" svg:x1="12.164cm" svg:y1="7.918cm" svg:x2="14.236cm" svg:y2="7.92cm" draw:start-shape="id6" draw:start-glue-point="1" draw:end-shape="id7" draw:end-glue-point="3" svg:d="M12164 7918l2072 2" svg:viewBox="0 0 2073 3">
          <text:p/>
        </draw:connector>
        <draw:connector draw:style-name="gr9" draw:text-style-name="P4" draw:layer="layout" draw:type="line" svg:x1="6.947cm" svg:y1="10.333cm" svg:x2="14.238cm" svg:y2="10.313cm" draw:start-shape="id8" draw:start-glue-point="3" draw:end-shape="id9" draw:end-glue-point="3" svg:d="M6947 10333l7291-20" svg:viewBox="0 0 7292 21">
          <text:p/>
        </draw:connector>
        <draw:line draw:style-name="gr9" draw:text-style-name="P4" draw:layer="layout" svg:x1="9.4cm" svg:y1="5.7cm" svg:x2="9.413cm" svg:y2="7.067cm">
          <text:p/>
        </draw:line>
        <draw:line draw:style-name="gr9" draw:text-style-name="P4" draw:layer="layout" svg:x1="10.6cm" svg:y1="5.7cm" svg:x2="10.602cm" svg:y2="7.065cm">
          <text:p/>
        </draw:line>
        <draw:line draw:style-name="gr9" draw:text-style-name="P4" draw:layer="layout" svg:x1="10cm" svg:y1="5.7cm" svg:x2="9.999cm" svg:y2="7.061cm">
          <text:p/>
        </draw:line>
        <draw:line draw:style-name="gr9" draw:text-style-name="P4" draw:layer="layout" svg:x1="11.2cm" svg:y1="5.7cm" svg:x2="11.202cm" svg:y2="7.065cm">
          <text:p/>
        </draw:line>
        <draw:line draw:style-name="gr9" draw:text-style-name="P4" xml:id="id10" draw:id="id10" draw:layer="layout" svg:x1="11.8cm" svg:y1="5.7cm" svg:x2="11.804cm" svg:y2="7.067cm">
          <text:p/>
        </draw:line>
        <draw:frame draw:style-name="gr10" draw:text-style-name="P5" draw:layer="layout" svg:width="3.8cm" svg:height="0.887cm" svg:x="9cm" svg:y="5.2cm">
          <draw:text-box>
            <text:p><text:span text:style-name="T3">13 <text:s text:c="2"/>11 <text:s text:c="4"/>3 <text:s text:c="5"/>2 <text:s text:c="2"/>GND</text:span></text:p>
          </draw:text-box>
        </draw:frame>
        <draw:connector draw:style-name="gr9" draw:text-style-name="P4" draw:layer="layout" draw:type="line" svg:x1="11.804cm" svg:y1="6.383cm" svg:x2="13.013cm" svg:y2="6.382cm" draw:start-shape="id10" draw:end-shape="id11" svg:d="M11804 6383l1209-1" svg:viewBox="0 0 1210 2">
          <text:p/>
        </draw:connector>
        <draw:line draw:style-name="gr11" draw:text-style-name="P4" xml:id="id11" draw:id="id11" draw:layer="layout" svg:x1="13.013cm" svg:y1="6.282cm" svg:x2="13.013cm" svg:y2="6.482cm">
          <text:p/>
        </draw:line>
        <draw:frame draw:style-name="gr12" draw:text-style-name="P5" draw:layer="layout" svg:width="0.913cm" svg:height="0.569cm" draw:transform="rotate (1.5707963267949) translate (8.931cm 7cm)">
          <draw:text-box>
            <text:p><text:span text:style-name="T3">Clk</text:span></text:p>
          </draw:text-box>
        </draw:frame>
        <draw:frame draw:style-name="gr13" draw:text-style-name="P5" draw:layer="layout" svg:width="1.099cm" svg:height="0.569cm" draw:transform="rotate (1.5707963267949) translate (9.531cm 7cm)">
          <draw:text-box>
            <text:p><text:span text:style-name="T3">Data</text:span></text:p>
          </draw:text-box>
        </draw:frame>
        <draw:frame draw:style-name="gr14" draw:text-style-name="P5" draw:layer="layout" svg:width="0.849cm" svg:height="0.569cm" draw:transform="rotate (1.5707963267949) translate (10.1cm 7cm)">
          <draw:text-box>
            <text:p><text:span text:style-name="T3">LE</text:span></text:p>
          </draw:text-box>
        </draw:frame>
        <draw:frame draw:style-name="gr15" draw:text-style-name="P5" draw:layer="layout" svg:width="1.103cm" svg:height="0.569cm" draw:transform="rotate (1.5707963267949) translate (10.731cm 7.003cm)">
          <draw:text-box>
            <text:p><text:span text:style-name="T3">Lock</text:span></text:p>
          </draw:text-box>
        </draw:frame>
        <draw:frame draw:style-name="gr16" draw:text-style-name="P5" draw:layer="layout" svg:width="1.129cm" svg:height="0.569cm" draw:transform="rotate (1.5707963267949) translate (11.3cm 7.029cm)">
          <draw:text-box>
            <text:p><text:span text:style-name="T3">GND</text:span></text:p>
          </draw:text-box>
        </draw:frame>
        <draw:frame draw:style-name="gr17" draw:text-style-name="P6" draw:layer="layout" svg:width="1.344cm" svg:height="0.526cm" svg:x="4.324cm" svg:y="9.074cm">
          <draw:text-box>
            <text:p><text:span text:style-name="T4">25 MHz</text:span></text:p>
          </draw:text-box>
        </draw:frame>
        <draw:frame draw:style-name="gr17" draw:text-style-name="P6" draw:layer="layout" svg:width="1.344cm" svg:height="0.526cm" svg:x="15.299cm" svg:y="7.371cm">
          <draw:text-box>
            <text:p><text:span text:style-name="T4">40 MHz</text:span></text:p>
          </draw:text-box>
        </draw:frame>
        <draw:frame draw:style-name="gr17" draw:text-style-name="P6" draw:layer="layout" svg:width="1.344cm" svg:height="0.526cm" svg:x="15.242cm" svg:y="9.704cm">
          <draw:text-box>
            <text:p><text:span text:style-name="T4">25 MHz</text:span></text:p>
          </draw:text-box>
        </draw:frame>
        <draw:line draw:style-name="gr9" draw:text-style-name="P4" draw:layer="layout" svg:x1="8.966cm" svg:y1="7.401cm" svg:x2="4.007cm" svg:y2="7.401cm">
          <text:p/>
        </draw:line>
        <draw:line draw:style-name="gr9" draw:text-style-name="P4" draw:layer="layout" svg:x1="4.002cm" svg:y1="8.617cm" svg:x2="4.01cm" svg:y2="7.395cm">
          <text:p/>
        </draw:line>
        <draw:line draw:style-name="gr18" draw:text-style-name="P1" draw:layer="layout" svg:x1="7.869cm" svg:y1="2.279cm" svg:x2="7.835cm" svg:y2="7.4cm">
          <text:p/>
        </draw:line>
        <draw:line draw:style-name="gr9" draw:text-style-name="P4" draw:layer="layout" svg:x1="8.996cm" svg:y1="4.754cm" svg:x2="7.852cm" svg:y2="4.754cm">
          <text:p/>
        </draw:line>
        <draw:custom-shape draw:style-name="gr19" draw:text-style-name="P7" draw:layer="layout" svg:width="0.085cm" svg:height="0.069cm" svg:x="11.768cm" svg:y="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085cm" svg:height="0.069cm" svg:x="7.787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085cm" svg:height="0.069cm" svg:x="7.815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0.87cm" svg:height="0.526cm" svg:x="7.487cm" svg:y="1.642cm">
          <draw:text-box>
            <text:p><text:span text:style-name="T4">5 V</text:span></text:p>
          </draw:text-box>
        </draw:frame>
        <draw:connector draw:style-name="gr9" draw:text-style-name="P4" draw:layer="layout" draw:type="line" svg:x1="3.137cm" svg:y1="3.499cm" svg:x2="3.148cm" svg:y2="8.625cm" draw:start-shape="id12" draw:start-glue-point="2" draw:end-shape="id1" draw:end-glue-point="0" svg:d="M3137 3499l11 5126" svg:viewBox="0 0 12 5127">
          <text:p/>
        </draw:connector>
        <draw:connector draw:style-name="gr9" draw:text-style-name="P4" draw:layer="layout" draw:type="line" svg:x1="15.278cm" svg:y1="7.92cm" svg:x2="16.396cm" svg:y2="7.915cm" draw:start-shape="id7" draw:start-glue-point="1" svg:d="M15278 7920l1118-5" svg:viewBox="0 0 1119 6">
          <text:p/>
        </draw:connector>
        <draw:connector draw:style-name="gr9" draw:text-style-name="P4" draw:layer="layout" draw:type="line" svg:x1="15.304cm" svg:y1="10.313cm" svg:x2="16.374cm" svg:y2="10.342cm" draw:start-shape="id9" draw:start-glue-point="1" svg:d="M15304 10313l1070 29" svg:viewBox="0 0 1071 30">
          <text:p/>
        </draw:connector>
        <draw:frame draw:style-name="gr21" draw:text-style-name="P6" draw:layer="layout" svg:width="2.204cm" svg:height="0.526cm" svg:x="16.626cm" svg:y="7.626cm">
          <draw:text-box>
            <text:p><text:span text:style-name="T4">Zum Pluto SDR</text:span></text:p>
          </draw:text-box>
        </draw:frame>
        <draw:frame draw:style-name="gr22" draw:text-style-name="P6" draw:layer="layout" svg:width="1.548cm" svg:height="0.526cm" svg:x="16.596cm" svg:y="10.076cm">
          <draw:text-box>
            <text:p><text:span text:style-name="T4">Zum LNC</text:span></text:p>
          </draw:text-box>
        </draw:frame>
        <draw:frame draw:style-name="gr23" draw:text-style-name="P8" draw:layer="layout" svg:width="2.2cm" svg:height="0.45cm" svg:x="13.74cm" svg:y="8.255cm">
          <draw:text-box>
            <text:p><text:span text:style-name="T5">SMA Dämpfungsglied</text:span></text:p>
          </draw:text-box>
        </draw:frame>
        <draw:frame draw:style-name="gr23" draw:text-style-name="P8" draw:layer="layout" svg:width="2.2cm" svg:height="0.45cm" svg:x="13.799cm" svg:y="10.613cm">
          <draw:text-box>
            <text:p><text:span text:style-name="T5">SMA Dämpfungsglied</text:span></text:p>
          </draw:text-box>
        </draw:frame>
        <draw:frame draw:style-name="gr17" draw:text-style-name="P6" draw:layer="layout" svg:width="1.344cm" svg:height="0.526cm" svg:x="7.997cm" svg:y="4.181cm">
          <draw:text-box>
            <text:p><text:span text:style-name="T4">raw</text:span></text:p>
          </draw:text-box>
        </draw:frame>
        <draw:frame draw:style-name="gr24" draw:text-style-name="P6" draw:layer="layout" svg:width="1.933cm" svg:height="0.526cm" svg:x="3.907cm" svg:y="8.109cm">
          <draw:text-box>
            <text:p><text:span text:style-name="T4">5V über USB</text:span></text:p>
          </draw:text-box>
        </draw:frame>
        <draw:frame draw:style-name="gr17" draw:text-style-name="P6" draw:layer="layout" svg:width="1.344cm" svg:height="0.526cm" svg:x="7.931cm" svg:y="7.459cm">
          <draw:text-box>
            <text:p><text:span text:style-name="T4">R</text:span><text:span text:style-name="T4">ef </text:span><text:span text:style-name="T4">In</text:span></text:p>
          </draw:text-box>
        </draw:frame>
        <draw:frame draw:style-name="gr17" draw:text-style-name="P6" draw:layer="layout" svg:width="1.806cm" svg:height="0.526cm" svg:x="12cm" svg:y="7.442cm">
          <draw:text-box>
            <text:p><text:span text:style-name="T4">40 MHz Out</text:span></text:p>
          </draw:text-box>
        </draw:frame>
        <draw:frame draw:style-name="gr17" draw:text-style-name="P6" draw:layer="layout" svg:width="1.344cm" svg:height="0.526cm" svg:x="8.195cm" svg:y="6.894cm">
          <draw:text-box>
            <text:p><text:span text:style-name="T4">V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1T16:16:13.736307174</meta:creation-date>
    <dc:date>2019-08-09T11:39:42.647380097</dc:date>
    <meta:editing-duration>PT8M58S</meta:editing-duration>
    <meta:editing-cycles>6</meta:editing-cycles>
    <meta:generator>LibreOffice/6.0.7.3$Linux_X86_64 LibreOffice_project/00m0$Build-3</meta:generator>
    <meta:document-statistic meta:object-count="52"/>
  </office:meta>
</office:document-meta>
</file>